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show.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7789209596822183392" text:style-name="WWNum1">
        <text:list-header>
          <text:p text:style-name="P20">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3003046424516" text:continue-numbering="true" text:style-name="WWNum1">
        <text:list-header>
          <text:p text:style-name="P21">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0:01.933690777</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89" meta:non-whitespace-character-count="2146"/>
  </office:meta>
</office:document-meta>
</file>